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36pt" style:font-size-asian="36pt" style:font-size-complex="36pt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4pt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Segoe UI1" style:font-size-asian="20pt" style:font-style-asian="normal" style:font-weight-asian="bold" style:font-name-complex="Segoe UI1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Hymn #892</text:span></text:p>
            <text:p text:style-name="P1"><text:span text:style-name="T2">“</text:span><text:span text:style-name="T2">Come, Ye Thankful People, Co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011cm" svg:x="1.778cm" svg:y="0.762cm">
          <draw:text-box>
            <text:p text:style-name="P1"><text:span text:style-name="T3">1. </text:span><text:span text:style-name="T4">Come, ye thankful people, come;</text:span><text:span text:style-name="T4"><text:line-break/></text:span><text:span text:style-name="T4">Raise the song of harvest home.</text:span><text:span text:style-name="T4"><text:line-break/></text:span><text:span text:style-name="T4">All be safely gathered in</text:span><text:span text:style-name="T4"><text:line-break/></text:span><text:span text:style-name="T4">Ere the winter storms begin;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762cm">
          <draw:text-box>
            <text:p text:style-name="P1"><text:span text:style-name="T4"><text:s/></text:span><text:span text:style-name="T4">God, our maker, doth provide</text:span><text:span text:style-name="T4"><text:line-break/></text:span><text:span text:style-name="T4">For our wants to be supplied.</text:span><text:span text:style-name="T4"><text:line-break/></text:span><text:span text:style-name="T4">Come to God’s own temple, come;</text:span><text:span text:style-name="T4"><text:line-break/></text:span><text:span text:style-name="T4">Raise the song of harvest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762cm">
          <draw:text-box>
            <text:p text:style-name="P5"><text:span text:style-name="T6">2. </text:span><text:span text:style-name="T7">All the world is God’s own field,</text:span></text:p>
            <text:p text:style-name="P5"><text:span text:style-name="T7">Fruit unto His praise to yield;</text:span></text:p>
            <text:p text:style-name="P5"><text:span text:style-name="T7">Wheat and tares together sown,</text:span></text:p>
            <text:p text:style-name="P5"><text:span text:style-name="T7">Unto joy or sorrow gr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762cm">
          <draw:text-box>
            <text:p text:style-name="P5"><text:span text:style-name="T7">First the blade and then the ear,</text:span></text:p>
            <text:p text:style-name="P5"><text:span text:style-name="T7">Then the full corn shall appear.</text:span></text:p>
            <text:p text:style-name="P5"><text:span text:style-name="T7">Lord of harvest, grant that we</text:span></text:p>
            <text:p text:style-name="P5"><text:span text:style-name="T7">Wholesome grain and pure may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762cm">
          <draw:text-box>
            <text:p text:style-name="P7"><text:span text:style-name="T6">3. </text:span><text:span text:style-name="T7">For the Lord, our God, shall come</text:span><text:span text:style-name="T7"><text:line-break/></text:span><text:span text:style-name="T7">And shall take His harvest home,</text:span><text:span text:style-name="T7"><text:line-break/></text:span><text:span text:style-name="T7">From His field shall in that day</text:span><text:span text:style-name="T7"><text:line-break/></text:span><text:span text:style-name="T7">All offenses purge awa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762cm">
          <draw:text-box>
            <text:p text:style-name="P7"><text:span text:style-name="T7">Give His angels charge at last</text:span><text:span text:style-name="T7"><text:line-break/></text:span><text:span text:style-name="T7">In the fire the tares to cast,</text:span><text:span text:style-name="T7"><text:line-break/></text:span><text:span text:style-name="T7">But the fruitful ears to store</text:span><text:span text:style-name="T7"><text:line-break/></text:span><text:span text:style-name="T7">In His garner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762cm">
          <draw:text-box>
            <text:p text:style-name="P5"><text:span text:style-name="T6">4. </text:span><text:span text:style-name="T7">Even so, Lord, quickly come</text:span></text:p>
            <text:p text:style-name="P5"><text:span text:style-name="T7">To Thy final harvest home;</text:span></text:p>
            <text:p text:style-name="P5"><text:span text:style-name="T7">Gather Thou Thy people in,</text:span></text:p>
            <text:p text:style-name="P5"><text:span text:style-name="T7">Free from sorrow, free from si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384cm" svg:height="11.331cm" svg:x="1.778cm" svg:y="0.762cm">
          <draw:text-box>
            <text:p text:style-name="P5"><text:span text:style-name="T7">There, forever purified,</text:span></text:p>
            <text:p text:style-name="P5"><text:span text:style-name="T7">In Thy garner to abide:</text:span></text:p>
            <text:p text:style-name="P5"><text:span text:style-name="T7">Come with all Thine angels, come,</text:span></text:p>
            <text:p text:style-name="P5"><text:span text:style-name="T7">Raise the glorious harvest home.</text:span></text:p>
            <text:p text:style-name="P8"><text:span text:style-name="T7"/></text:p>
            <text:p text:style-name="P8"><text:span text:style-name="T7"><text:s text:c="12"/></text:span><text:span text:style-name="T8">Public domain</text:span></text:p>
            <text:p text:style-name="P9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6:00:23.333000000</meta:creation-date>
    <dc:title>bluwht blank</dc:title>
    <meta:editing-duration>PT2M12S</meta:editing-duration>
    <meta:editing-cycles>6</meta:editing-cycles>
    <meta:generator>LibreOffice/5.4.2.2$Windows_X86_64 LibreOffice_project/22b09f6418e8c2d508a9eaf86b2399209b0990f4</meta:generator>
    <dc:date>2017-11-22T12:31:33.364000000</dc:date>
    <meta:document-statistic meta:object-count="59"/>
  </office:meta>
</office:document-meta>
</file>